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Graficzne zobrazowanie miasta,obecnej lokalizacji, tras autobusowych i przystanków w sposób przejrzysty i czytelny.</text:p>
      <text:p text:style-name="Standard">(żywe kolory, duży kontrast między trasą przejazdu a innymi ulicami, wyraźne oznaczenie obecnej pozycji)</text:p>
      <text:p text:style-name="Standard">2. Wyznaczanie tras dojazdu z uwzględnieniem przesiadki lub udania się na inny przystanek</text:p>
      <text:p text:style-name="Standard">(Czy opłaca się pojechać dwoma, czy podejść kawałek na przystanek z którego da się dojechać jednym etc.)</text:p>
      <text:p text:style-name="Standard">3. Moduł umożliwiający zakupienie biletu drogą internetową</text:p>
      <text:p text:style-name="Standard">(TO nie żart. W Szczecinie znajoma kupiła mi bilet na autobus telefonem przez neta :) )</text:p>
      <text:p text:style-name="Standard">4. Odnośnie miast z biletami czasowymi - Ile zajmie podróż(na podstawie rozkładu jazdy naturalnie, ale tutaj pojawi się</text:p>
      <text:p text:style-name="Standard">sugestia jaki bilet kupić, żeby było najwydajniej)</text:p>
      <text:p text:style-name="Standard">5. Wzbogacenie mapy miasta o "Interesting places". Kawiarnie, kina, dentysta etc.</text:p>
      <text:p text:style-name="Standard">(Klient sobie szuka baru, klika i wyskakuje mu plan podróży do tego miejsca z jego obecnego miejsca</text:p>
      <text:p text:style-name="Standard">ze wszystkimi informacjami z innych modułów). Można tu dorzucić okienko z danymi pobieranymi z fejsa</text:p>
      <text:p text:style-name="Standard">(większość szanujących się miejsc ma profil na fejsie) odnośnie miejsca do którego chcemy się udać.</text:p>
      <text:p text:style-name="Standard">6. Moduł do kontaktów towarzyskich umożliwiający umówienie się z kimś kto "celuje podobnie".</text:p>
      <text:p text:style-name="Standard">Klient taguje trasę, którą zamierza jechać i wrzuca info czy ma ochotę się z kimś spotkać, czy wspólnie</text:p>
      <text:p text:style-name="Standard">pograć sobie w nogę na Orliku, bo tam właśnie chce jechać itd. Przyznam, że ten pomysł bardzo mi się podoba.</text:p>
      <text:p text:style-name="Standard">Jest silnie rozwojowy. Nie ma to jak uspołecznienie aplikacji :) )</text:p>
      <text:p text:style-name="Standard">7. Interfejs w języku polskim</text:p>
      <text:p text:style-name="Standard">8. Dźwiękowe i graficzne potwierdzenie wyboru, kliknięć, interakcji z aplikacją.</text:p>
      <text:p text:style-name="Standard">9. Kilka szablonów graficznych umożliwiających lepsze dopasowanie do upodobań użytkownika oraz automatycznie</text:p>
      <text:p text:style-name="Standard">dobierających się do rozmiaru wyświetlacza(Na mniejszych urządzeniach nie da się zmieścić tego co na tabletach</text:p>
      <text:p text:style-name="Standard">na przykład nie tracąc na czytelności a więc z czegoś trzeba zrezygnować)</text:p>
      <text:p text:style-name="Standard">10 Wszystkie menu i opcje pogrupowane w kategoryczne grupy i chowane "poza" ekranem z możliwością wyciągnięcia menu</text:p>
      <text:p text:style-name="Standard">przez wystającą zakładkę.(Powiększenie obszaru roboczego dla mapy - zwiększenie czytelności)</text:p>
      <text:p text:style-name="Standard">11 Większy nacisk na ikony opcji zamiast na tekst opcji(Po zapoznaniu się z aplikacją o wiele szybciej i przyjemniej</text:p>
      <text:p text:style-name="Standard">korzystać się będzie z guzików graficznie obrazujących swoją funkcję niż z przestarzałego pod kątem formy menu z tekstem.</text:p>
      <text:p text:style-name="Standard">Co więcej guzik "wyszukaj najlepsze połączenie" w formie graficznej zajmować będzie znacznie mniej miejsc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 Jadczuk</meta:initial-creator>
    <meta:creation-date>2014-10-26T18:35:29.58</meta:creation-date>
    <meta:document-statistic meta:table-count="0" meta:image-count="0" meta:object-count="0" meta:page-count="1" meta:paragraph-count="26" meta:word-count="358" meta:character-count="2429"/>
    <dc:date>2014-10-26T18:36:41.67</dc:date>
    <dc:creator>Kamil Jadczuk</dc:creator>
    <meta:editing-duration>PT1M12S</meta:editing-duration>
    <meta:editing-cycles>1</meta:editing-cycles>
    <meta:generator>OpenOffice/4.1.1$Win32 OpenOffice.org_project/411m6$Build-9775</meta:generator>
  </office:meta>
</office:document-meta>
</file>